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tracked-changes text:track-changes="false">
        <text:changed-region xml:id="ct80225760" text:id="ct80225760">
          <text:deletion>
            <office:change-info>
              <dc:creator>Gandzia Gandzia</dc:creator>
              <dc:date>2016-11-08T02:06:20</dc:date>
            </office:change-info>
            <text:p text:style-name="P1"><text:s/>to</text:p>
          </text:deletion>
        </text:changed-region>
        <text:changed-region xml:id="ct80268512" text:id="ct80268512">
          <text:insertion>
            <office:change-info>
              <dc:creator>Gandzia Gandzia</dc:creator>
              <dc:date>2016-11-08T02:08:02</dc:date>
            </office:change-info>
          </text:insertion>
        </text:changed-region>
        <text:changed-region xml:id="ct80361248" text:id="ct80361248">
          <text:deletion>
            <office:change-info>
              <dc:creator>Gandzia Gandzia</dc:creator>
              <dc:date>2016-11-08T02:08:02</dc:date>
            </office:change-info>
            <text:p text:style-name="P1">co chwilowego</text:p>
          </text:deletion>
        </text:changed-region>
        <text:changed-region xml:id="ct80303936" text:id="ct80303936">
          <text:insertion>
            <office:change-info>
              <dc:creator>Gandzia Gandzia</dc:creator>
              <dc:date>2016-11-08T02:09:33</dc:date>
            </office:change-info>
          </text:insertion>
        </text:changed-region>
        <text:changed-region xml:id="ct80359376" text:id="ct80359376">
          <text:deletion>
            <office:change-info>
              <dc:creator>Gandzia Gandzia</dc:creator>
              <dc:date>2016-11-08T02:09:33</dc:date>
            </office:change-info>
            <text:p text:style-name="P1">takie cudo jak t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y Picture</text:p>
      <text:p text:style-name="P1"/>
      <text:p text:style-name="P1">Relacja z Czwórkonu</text:p>
      <text:p text:style-name="P1"/>
      <text:p text:style-name="P1">W moim mieście rzadko organizowane są konwenty, więc jak już jakiś jest, to staram się na nim być. Czwórkon to pierwsza edycja konwentu fantastyki organizowanego przez jedno z bydgoskich liceów. Z racji tego, że organizatorzy nie mieli doświadczenia, nie spodziewałam się czegoś niesamowitego. Jednak nazwanie tego konwentu lepszym niż średni byłoby wygórowaną oceną.</text:p>
      <text:p text:style-name="P1"/>
      <text:p text:style-name="P1">Czwórkon to pierwsza edycja konwentu fantastyki organizowanego przez IV Liceum Ogólnokształcące w dniach 28-29 października. Jak powszechnie wiadomo, przed wyruszeniem w drogę trzeba zebrać drużynę. Jak się okazało, ludzie z mojej ekipy nie grzeszyli zaradnością życiową, a zaplanowanie wolnego czasu na te dwa dni przerastało ich zdolności intelektualne. Mimo to (lekko już poirytowana) postanowiłam pójść sama, licząc na to, że reszta da radę przyjść chociaż na chwilę. Jakieś pół godziny po rozpoczęciu konwentu docieram wreszcie na miejsce, wchodzę do szkoły i widzę… Pustkę. Żadnej kolejki do akredytacji, ludzi na korytarzach prawie nie ma, wystawców łącznie trzech, może czterech. I taki stan utrzymywał się nie tylko w piątek, ale też w kolejnym dniu. Nie spodziewałam się tłumów, ponieważ rozreklamowanie Czwórkonu praktycznie nie istniało, ale przez większość czasu odnosiłam wrażenie, że gżdaczy było więcej niż uczestników. Generalnie frekwencję najlepiej opisuje<text:change text:change-id="ct80225760"/> <office:annotation office:name="__Annotation__12_1441529599"><dc:creator>Gandzia Gandzia</dc:creator><dc:date>2016-11-08T02:06:45</dc:date><text:p><text:span text:style-name="T2">Wklejanie grafik do dokumentu i bezpośrednie odnoszenie się do nich (tz. formułowanie tak zdań że obraz musi się pojawić w konkretnym punkcie artykułu), będzie powodowało natychmiastowe odesłanie tekstu do autora w celu poprawy.</text:span></text:p></office:annotation><office:annotation office:name="__Annotation__10_1441529599"><dc:creator>Gandzia Gandzia</dc:creator><dc:date>2016-11-08T02:06:45</dc:date><text:p><text:span text:style-name="T2">tu link</text:span></text:p></office:annotation>zdjęcie<office:annotation-end office:name="__Annotation__10_1441529599"/><office:annotation-end office:name="__Annotation__12_1441529599"/> z jednej z sobotnich prelekcji, na której nie było nawet prelegentki. [1]</text:p>
      <text:p text:style-name="P1"/>
      <text:p text:style-name="P1">Plan prelekcji nie był zbyt bogaty (co nie dziwi, ponieważ organizatorzy zaczęli szukać prelegentów na jakiś miesiąc przed rozpoczęciem konwentu), a na dodatek można było go określić słowem „płynny”. Prelekcje miały w zwyczaju niespodziewanie zmieniać godziny. W pewnym monecie w różnych miejscach w budynku szkoły wywieszone były co najmniej trzy różne plany. Co pewnie ma swoje zalety, jak rozwijanie trudnej umiejętności doszukiwania się prawdziwych informacji czy niepowtarzalna możliwość <text:change-start text:change-id="ct80268512"/>ciągłego<text:change-end text:change-id="ct80268512"/><text:change text:change-id="ct80361248"/> trucia rzyci gżdaczom. Po jakimś czasie udało mi się jednak ustalić, że najbardziej zbliżony do stanu faktycznego był plan powieszony tuż przy głównym wejściu.</text:p>
      <text:p text:style-name="P1"/>
      <text:p text:style-name="P1">Na prelekcjach byłam tylko dwóch, ponieważ, jak napisałam wcześniej, w planie nie było wielu ciekawych, a niektóre lubiły niespodziewanie znikać bądź przemieszczać się. Pierwsza z nich, „Elfy i takie tam, czyli podstawy łucznictwa”, trwała aż całe dziesięć minut. Czemu? W sali zabrakło komputera, na którym można by odpalić przygotowaną przez prelegentów prezentację.</text:p>
      <text:p text:style-name="P1"/>
      <text:p text:style-name="P1">Nie mogę jednak tylko narzekać. Znaczy mogłabym, ale to raczej nie wypada. Druga prelekcja, „Stroje postapo” prowadzona przez Zuldzina, była znacznie lepsza. Pozwolę sobie nawet zaryzykować stwierdzenie, że spokojnie można ją nazwać najlepszą na Czwórkonie. Zuldzin opowiadał, dlaczego zaczął robić stroje postapo, jak wyglądały pierwsze zrobione przez niego oraz jak powstało <text:change-start text:change-id="ct80303936"/>jego najlepsze dzieło<text:change-end text:change-id="ct80303936"/><text:change text:change-id="ct80359376"/> (i jak to możliwe, że na jego wykonanie wydał tylko pięćdziesiąt złotych). [2]</text:p>
      <text:p text:style-name="P1"/>
      <text:p text:style-name="P1">Kolejną rzeczą, która mi się bardzo podobała, było przerobienie szkolnej biblioteki na escaperoom. Nie mogłam nie spróbować się z niego nie wydostać. Pokój nie był zbyt trudny do przejścia, jednak zagadki były całkiem ciekawe i wymagały trochę wiedzy o polskich pisarzach (przyznajcie się, kto z was, nie posiłkując się Internetem, potrafi wymienić, którzy z polskich pisarzy dostali literacką nagrodę Nobla). Mam jednak niezwykłego pecha do wszelkich escaperoomów. Niestety zepsuł się zamek w walizce od pierwszej łamigłówki, więc twórczyni zagadek musiała podać wskazówkę ze środka. Trochę to wybiło z klimatu, który powinien być w escaperoomie. [3]</text:p>
      <text:p text:style-name="P1"/>
      <text:p text:style-name="P1">Kolejnym plusem konwentu był larp wiedźmiński, na który nawet nie planowałam iść. Najpierw grałam w karty z przypadkowo spotkanymi ludźmi, a potem zostałam zaproszona na larpa, a że nie miałam nic lepszego do zrobienia (i asertywność na poziomie minus dziesięć), to się zgodziłam. Może nie mam możliwości porównania, gdyż był to dopiero mój pierwszy larp, ale tak mi się to spodobało, że chciałabym też spróbować swoich sił w dużych terenówkach. Z początku ciężko było mi wczuć się w rolę wiedźmina-płatnego zabójcy, ale potem bawiłam się coraz lepiej. Oprócz tego organizatorzy larpa zapomnieli wziąć sztuczne miecze, więc zamiast nich musieliśmy używać długopisów. Co można by zaliczyć jako minus, gdyby nie to, że wspomnienie epickiej walki na przybory piśmiennicze będzie wywoływać u mnie uśmiech jeszcze przez długi czas.</text:p>
      <text:p text:style-name="P1"/>
      <text:p text:style-name="P1">Podsumowując, Czwórkon pod względem organizacji poległ i mam nadzieję, że organizatorzy wyciągną jakieś wnioski na już zapowiedzianą kolejną edycję. Podejrzewam, że gdyby nie niesamowici ludzie, których miałam okazję poznać i to, że mieszkam jakieś piętnaście minut spacerem od miejsca organizacji konwentu, więc nie musiałam ani wydawać pieniędzy na podróż, ani tracić na nią czasu, mogłabym być konwentem zawiedziona. A tak mogę jedynie stwierdzić, że Czwórkon był ni to zły, ni to dobry, ale tylko zwyczajnie średni.</text:p>
      <text:p text:style-name="P1"><text:s/></text:p>
      <text:p text:style-name="P1">1.<text:a xlink:type="simple" xlink:href="http://i.imgur.com/ZeYKv3L.jpg" text:style-name="Internet_20_link" text:visited-style-name="Visited_20_Internet_20_Link"> </text:a><text:a xlink:type="simple" xlink:href="http://i.imgur.com/ZeYKv3L.jpg" text:style-name="Internet_20_link" text:visited-style-name="Visited_20_Internet_20_Link"><text:span text:style-name="T1">http://i.imgur.com/ZeYKv3L.jpg</text:span></text:a> (źródła nie podaję, bo zdjęcie zrobione przeze mnie)</text:p>
      <text:p text:style-name="P1">2.<text:a xlink:type="simple" xlink:href="http://nerdkobieta.blog.pl/cosplay-ma-sprawiac-przyjemnosc-rozmowa-z-zuldzinem/8/" text:style-name="Internet_20_link" text:visited-style-name="Visited_20_Internet_20_Link"> </text:a><text:a xlink:type="simple" xlink:href="http://nerdkobieta.blog.pl/cosplay-ma-sprawiac-przyjemnosc-rozmowa-z-zuldzinem/8/" text:style-name="Internet_20_link" text:visited-style-name="Visited_20_Internet_20_Link"><text:span text:style-name="T1">http://nerdkobieta.blog.pl/cosplay-ma-sprawiac-przyjemnosc-rozmowa-z-zuldzinem/8/</text:span></text:a></text:p>
      <text:p text:style-name="P1"><text:a xlink:type="simple" xlink:href="http://nerdkobieta.blog.pl/files/2015/02/naj-zuldzin.jpg" text:style-name="Internet_20_link" text:visited-style-name="Visited_20_Internet_20_Link"><text:span text:style-name="T1">http://nerdkobieta.blog.pl/files/2015/02/naj-zuldzin.jpg</text:span></text:a></text:p>
      <text:p text:style-name="P1">3.<text:a xlink:type="simple" xlink:href="http://i.imgur.com/jMwIMUF.jpg" text:style-name="Internet_20_link" text:visited-style-name="Visited_20_Internet_20_Link"> </text:a><text:a xlink:type="simple" xlink:href="http://i.imgur.com/jMwIMUF.jpg" text:style-name="Internet_20_link" text:visited-style-name="Visited_20_Internet_20_Link"><text:span text:style-name="T1">http://i.imgur.com/jMwIMUF.jpg</text:span></text:a> (źródła nie podaję, bo zdjęcie zrobione przeze mni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741" meta:character-count="5270" meta:non-whitespace-character-count="4542"/>
    <meta:generator>LibreOfficeDev/5.1.0.3$Linux_X86_64 LibreOffice_project/</meta:generator>
  </office:meta>
</office:document-meta>
</file>